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515d9" officeooo:paragraph-rsid="001515d9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officeooo:rsid="001515d9" officeooo:paragraph-rsid="001515d9"/>
    </style:style>
    <style:style style:name="P4" style:family="paragraph" style:parent-style-name="Standard">
      <style:text-properties style:font-name="Liberation Sans" officeooo:rsid="00258265" officeooo:paragraph-rsid="00258265"/>
    </style:style>
    <style:style style:name="P5" style:family="paragraph" style:parent-style-name="Standard">
      <style:text-properties style:font-name="Liberation Sans" officeooo:rsid="00258265" officeooo:paragraph-rsid="0028d19c"/>
    </style:style>
    <style:style style:name="P6" style:family="paragraph" style:parent-style-name="Standard">
      <style:text-properties style:font-name="Liberation Sans" officeooo:rsid="0023f441" officeooo:paragraph-rsid="0023f441"/>
    </style:style>
    <style:style style:name="P7" style:family="paragraph" style:parent-style-name="Standard">
      <style:text-properties style:font-name="Liberation Sans" officeooo:rsid="00298fc5" officeooo:paragraph-rsid="00298fc5"/>
    </style:style>
    <style:style style:name="P8" style:family="paragraph" style:parent-style-name="Standard">
      <style:text-properties style:font-name="Liberation Sans" officeooo:rsid="002acf2c" officeooo:paragraph-rsid="002acf2c"/>
    </style:style>
    <style:style style:name="P9" style:family="paragraph" style:parent-style-name="Standard">
      <style:text-properties style:font-name="Liberation Sans" officeooo:rsid="002cc995" officeooo:paragraph-rsid="002cc995"/>
    </style:style>
    <style:style style:name="P10" style:family="paragraph" style:parent-style-name="Standard">
      <style:text-properties style:font-name="Liberation Sans" style:text-underline-style="none" officeooo:rsid="002000e8" officeooo:paragraph-rsid="0023f441"/>
    </style:style>
    <style:style style:name="P11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officeooo:rsid="001515d9" officeooo:paragraph-rsid="001515d9"/>
    </style:style>
    <style:style style:name="P12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style:text-underline-style="none" officeooo:rsid="0016b498" officeooo:paragraph-rsid="0016b498"/>
    </style:style>
    <style:style style:name="P13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style:text-underline-style="none" officeooo:rsid="0019838c" officeooo:paragraph-rsid="0019838c"/>
    </style:style>
    <style:style style:name="P14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style:text-underline-style="none" officeooo:rsid="001c42f7" officeooo:paragraph-rsid="001c42f7"/>
    </style:style>
    <style:style style:name="P15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1515d9" officeooo:paragraph-rsid="001515d9"/>
    </style:style>
    <style:style style:name="P16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50%" fo:text-indent="0cm" style:auto-text-indent="false" fo:background-color="transparent"/>
      <style:text-properties fo:color="#000000" style:font-name="Liberation Sans" style:text-underline-style="none" officeooo:rsid="001c42f7" officeooo:paragraph-rsid="001c42f7"/>
    </style:style>
    <style:style style:name="P17" style:family="paragraph" style:parent-style-name="Standard">
      <style:text-properties style:font-name="Liberation Sans" officeooo:rsid="00276af6" officeooo:paragraph-rsid="0028d19c"/>
    </style:style>
    <style:style style:name="P18" style:family="paragraph" style:parent-style-name="Standard">
      <style:text-properties style:font-name="Liberation Sans" officeooo:rsid="00284912" officeooo:paragraph-rsid="00284912"/>
    </style:style>
    <style:style style:name="P19" style:family="paragraph" style:parent-style-name="Standard">
      <style:text-properties style:font-name="Liberation Sans" officeooo:rsid="0023f441" officeooo:paragraph-rsid="0023f441"/>
    </style:style>
    <style:style style:name="P20" style:family="paragraph" style:parent-style-name="Standard">
      <style:text-properties style:font-name="Liberation Sans" officeooo:rsid="002ef79b" officeooo:paragraph-rsid="002ef79b"/>
    </style:style>
    <style:style style:name="P21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1515d9" officeooo:paragraph-rsid="001515d9"/>
    </style:style>
    <style:style style:name="P22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1515d9" officeooo:paragraph-rsid="002ef79b"/>
    </style:style>
    <style:style style:name="P23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2659e7" officeooo:paragraph-rsid="002ef79b"/>
    </style:style>
    <style:style style:name="P24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style:text-underline-style="solid" style:text-underline-width="auto" style:text-underline-color="font-color" fo:font-weight="bold" officeooo:rsid="001515d9" officeooo:paragraph-rsid="002ef79b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officeooo:rsid="002401d0" officeooo:paragraph-rsid="002ef79b"/>
    </style:style>
    <style:style style:name="P26" style:family="paragraph" style:parent-style-name="Standard" style:master-page-name="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style:page-number="auto" fo:background-color="transparent"/>
      <style:text-properties officeooo:rsid="002401d0" officeooo:paragraph-rsid="002ef79b"/>
    </style:style>
    <style:style style:name="P27" style:family="paragraph" style:parent-style-name="Standard" style:master-page-name="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style:page-number="auto" fo:background-color="transparent"/>
      <style:text-properties officeooo:rsid="0023c6f7" officeooo:paragraph-rsid="002ef79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4f4a6"/>
    </style:style>
    <style:style style:name="T3" style:family="text">
      <style:text-properties style:text-underline-style="solid" style:text-underline-width="auto" style:text-underline-color="font-color" officeooo:rsid="00254925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27b33"/>
    </style:style>
    <style:style style:name="T6" style:family="text">
      <style:text-properties fo:color="#c9211e"/>
    </style:style>
    <style:style style:name="T7" style:family="text">
      <style:text-properties fo:color="#c9211e" style:text-underline-style="none"/>
    </style:style>
    <style:style style:name="T8" style:family="text">
      <style:text-properties fo:color="#c9211e" style:text-underline-style="none" officeooo:rsid="001c42f7"/>
    </style:style>
    <style:style style:name="T9" style:family="text">
      <style:text-properties fo:color="#c9211e" style:text-underline-style="solid" style:text-underline-width="auto" style:text-underline-color="font-color"/>
    </style:style>
    <style:style style:name="T10" style:family="text">
      <style:text-properties fo:color="#c9211e" officeooo:rsid="00254925"/>
    </style:style>
    <style:style style:name="T11" style:family="text">
      <style:text-properties officeooo:rsid="0028d19c"/>
    </style:style>
    <style:style style:name="T12" style:family="text">
      <style:text-properties officeooo:rsid="002acf2c"/>
    </style:style>
    <style:style style:name="T13" style:family="text">
      <style:text-properties officeooo:rsid="002cc995"/>
    </style:style>
    <style:style style:name="T14" style:family="text">
      <style:text-properties officeooo:rsid="002401d0"/>
    </style:style>
    <style:style style:name="T15" style:family="text">
      <style:text-properties officeooo:rsid="00254925"/>
    </style:style>
    <style:style style:name="T16" style:family="text">
      <style:text-properties officeooo:rsid="002ef79b"/>
    </style:style>
    <style:style style:name="T17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Relationenmodell AG-Manager</text:p>
      <text:p text:style-name="P3"/>
      <text:p text:style-name="P26">users (<text:span text:style-name="T2">user_</text:span><text:span text:style-name="T1">id</text:span>, username, password, firstname, lastname, email, roll, registrationtime, enabled, last_update)</text:p>
      <text:p text:style-name="P25">teachers (<text:span text:style-name="T9">user_id</text:span>, shorthand)</text:p>
      <text:p text:style-name="P25">students (<text:span text:style-name="T9">user_id</text:span>, studentnumber, class)</text:p>
      <text:p text:style-name="P27">wg<text:span text:style-name="T14">s </text:span>(<text:span text:style-name="T2">wg_</text:span><text:span text:style-name="T1">id</text:span>, title, day, time, duration, max_num, multiple, schoolyear, description)</text:p>
      <text:p text:style-name="P25"><text:span text:style-name="T15">events (</text:span><text:span text:style-name="T3">event_id</text:span><text:span text:style-name="T15">, datetime, duration, annotation, </text:span><text:span text:style-name="T10">wg_id</text:span><text:span text:style-name="T15">)</text:span></text:p>
      <text:p text:style-name="P23">sessions (<text:span text:style-name="T1">session_id</text:span>, logintime, <text:span text:style-name="T6">user_id</text:span>) </text:p>
      <text:p text:style-name="P15"/>
      <text:p text:style-name="P24"><text:span text:style-name="T16">deutsche Übersetzung</text:span></text:p>
      <text:p text:style-name="P22">AGs: AG<text:span text:style-name="T1">ID</text:span><text:span text:style-name="T4">, Titel, Wochentag, Uhrzeit, Dauer, maxTeilnehmer, Mehrfachbelegbarkeit, Schuljahr, Kurzbeschreibung</text:span></text:p>
      <text:p text:style-name="P15"><text:span text:style-name="T4">Termine: </text:span><text:span text:style-name="T1">TerminID</text:span><text:span text:style-name="T4">, Datum/Uhrzeit, Dauer, Anmerkung, </text:span><text:span text:style-name="T8">AGID</text:span></text:p>
      <text:p text:style-name="P15"><text:span text:style-name="T4">Benutzer: </text:span><text:span text:style-name="T1">BenutzerID,</text:span><text:span text:style-name="T4"> Vorname, Nachname Benutzername E-Mail, Registrierdatum, Passwort, Rolle</text:span></text:p>
      <text:p text:style-name="P15"><text:span text:style-name="T4">Andere: </text:span><text:span text:style-name="T7">BenutzerID</text:span></text:p>
      <text:p text:style-name="P11"><text:span text:style-name="T4">Schueler: Schuelernr, Klasse, LetzteAktualisierung</text:span><text:span text:style-name="T5">S</text:span><text:span text:style-name="T4">, </text:span><text:span text:style-name="T9">BenutzerID</text:span></text:p>
      <text:p text:style-name="P11"><text:span text:style-name="T4">Lehrer: Kuerzel, </text:span><text:span text:style-name="T5">LetzteAktualisierungL,</text:span><text:span text:style-name="T4"> </text:span><text:span text:style-name="T9">BenutzerID</text:span></text:p>
      <text:p text:style-name="P12">Session: <text:span text:style-name="T1">SessionID,</text:span> Zeitstempel, <text:span text:style-name="T9">BenutzerID</text:span></text:p>
      <text:p text:style-name="P13">Leiten: <text:span text:style-name="T9">AGID, BenutzerID</text:span></text:p>
      <text:p text:style-name="P14">Anwesenheit: <text:span text:style-name="T9">TerminID, BenutzerID</text:span></text:p>
      <text:p text:style-name="P14"><text:span text:style-name="T12">Teilnahme</text:span>: Schuljahr, <text:span text:style-name="T9">AGID, BenutzerID</text:span></text:p>
      <text:p text:style-name="P16"/>
      <text:p text:style-name="P18"><text:span text:style-name="T17">Transformation</text:span></text:p>
      <text:p text:style-name="P5">Transformation der Entitätstypen AGs, Termine, Benutzer, Session: </text:p>
      <text:p text:style-name="P5">1:1 aus ER-Modell übernommen.</text:p>
      <text:p text:style-name="P4"/>
      <text:p text:style-name="P5">Transformation der Subtypenbeziehungen Lehrer, Schueler, Andere: </text:p>
      <text:p text:style-name="P17">Jeder Subtyp wird zu einem neuen Relationsschema, das alle Attribute des jeweiligne Subtyps als auch den Primärschlüssel des Supertyps als Fremdschlüssel enthält. Der Fremdschlüssel wird zum Primärschlüssel des Subtyps.</text:p>
      <text:p text:style-name="P20"><text:soft-page-break/>Transformation „besitzt“:</text:p>
      <text:p text:style-name="P20">Die einseitig optionale Beziehung (ein Benutzer muss keine Session haben) wird in den Entitätstyp „Session“ durch Hinzunahme der BenutzerID <text:s/>integriert.</text:p>
      <text:p text:style-name="P20">Semantikverlust, da Optionalität nicht mehr erkennbar. Integritätsbedingung (eine Session muss einen Benutzer haben) muss hinzugefügt werden.</text:p>
      <text:p text:style-name="P6"/>
      <text:p text:style-name="P6">Transformation „<text:span text:style-name="T11">anwesend“:</text:span></text:p>
      <text:p text:style-name="P7">Es handelt sich um einen beidseitig optionalen m:n Beziehungstyp. Er wird in eine eigene Relation „Anwesenheit“ transformiert, die die Fremdschlüssel der beteiligten Entitäten (Termine und Benutzer) enthält, <text:span text:style-name="T12">die gemeinsam den Primärschlüssel bilden.</text:span></text:p>
      <text:p text:style-name="P7">Semantikverlust, da Optionalität nicht mehr erkennbar ist. Integritätsbedingung (ein Benutzer kann nicht an mehreren Terminen gleichzeitig anwesend sein) muss hinzugefügt werden.</text:p>
      <text:p text:style-name="P7"/>
      <text:p text:style-name="P7">Transformation „findet statt“:</text:p>
      <text:p text:style-name="P7">Der n:1 Beziehungstyp (Termin – AG) wird in den Entitätstyp Termine durch Hinzunahme der AGID integriert.</text:p>
      <text:p text:style-name="P7">Semantikverlust, weil einseitige Optionalität (eine AG muss nicht zwangsläufig einen Termin haben) nicht mehr erkennbar. <text:span text:style-name="T12">Integritätsbedingung notwendig, weil ein Termin nur genau einer AG zugeordnet werden darf. </text:span></text:p>
      <text:p text:style-name="P7"/>
      <text:p text:style-name="P8">Transformation „leitet“:</text:p>
      <text:p text:style-name="P8">Es handelt sich um einen einseitig optionalen m:n Beziehungstyp. Er wird in eine eigene Relation „Leiten“ transformiert, die die Fremdschlüssel der beteiligten Entitätstypen (AGs und Benutzer) enthält, die gemeinsam den Primärschlüssel bilden. </text:p>
      <text:p text:style-name="P8">Semantikverlust, da Optionalität (nicht jeder Benutzer muss eine AG leiten) nicht mehr erkennbar. Keine Integritätsbedingungen notwendig.</text:p>
      <text:p text:style-name="P8"/>
      <text:p text:style-name="P8">Transformation „eingeschrieben“:</text:p>
      <text:p text:style-name="P8">Es handelt sich um einen <text:span text:style-name="T13">beid</text:span>seitig optionalen m:n Beziehungstyp. Er wird in eine eigene Relation „Teilnahme“ transformiert, <text:span text:style-name="T13">die die Fremdschlüssel der beteiligten Entitätstypen (AGs und Benutzer) enthält, die gemeinsam den Primärschlüssel bilden. </text:span></text:p>
      <text:p text:style-name="P9">Semantikverlust, da Optionalität (nicht jeder Benutzer muss an einer AG teilnehmen, eine AG muss keine Teilnehmer haben) nicht mehr erkennbar.</text:p>
      <text:p text:style-name="P9">Integritätsbedingung notwendig, um „maxTeilnehmer“ nicht zu überschreiten.</text:p>
      <text:p text:style-name="P6"/>
      <text:p text:style-name="P10"/>
      <text:p text:style-name="P6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6:21:34.296592945</meta:creation-date>
    <dc:date>2021-03-28T22:15:02.843100075</dc:date>
    <meta:editing-duration>PT2H42M33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388" meta:character-count="3345" meta:non-whitespace-character-count="2988"/>
  </office:meta>
</office:document-meta>
</file>